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357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eroplane, bicycle, bird, boat, bottle, bus, car, cat, chair, cow, diningtable, dog, horse, motorbike, person, pottedplant, sheep, sofa, train, tvmon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office:value-type="string" calcext:value-type="string">
            <text:p>VOC2007/JPEGImages/008481, VOC2007/JPEGImages/003843</text:p>
          </table:table-cell>
          <table:table-cell office:value-type="string" calcext:value-type="string">
            <text:p>VOC2007/JPEGImages/000600, VOC2007/JPEGImages/005376, VOC2007/JPEGImages/008986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orse</text:p>
          </table:table-cell>
          <table:table-cell office:value-type="string" calcext:value-type="string">
            <text:p>VOC2007/JPEGImages/001508, VOC2007/JPEGImages/009843</text:p>
          </table:table-cell>
          <table:table-cell office:value-type="string" calcext:value-type="string">
            <text:p>VOC2007/JPEGImages/003222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at</text:p>
          </table:table-cell>
          <table:table-cell office:value-type="string" calcext:value-type="string">
            <text:p>VOC2007/JPEGImages/001503, VOC2007/JPEGImages/008020 <text:s/></text:p>
          </table:table-cell>
          <table:table-cell table:style-name="ce1" office:value-type="string" calcext:value-type="string">
            <text:p>VOC2007/JPEGImages/000529, VOC2007/JPEGImages/001141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cycle</text:p>
          </table:table-cell>
          <table:table-cell office:value-type="string" calcext:value-type="string">
            <text:p>VOC2007/JPEGImages/008761, VOC2007/JPEGImages/00365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VOC2007/JPEGImages/005162, VOC2007/JPEGImages/001984, VOC2007/JPEGImages/008652, VOC2007/JPEGImages/007444</text:p>
          </table:table-cell>
          <table:table-cell office:value-type="string" calcext:value-type="string">
            <text:p>VOC2007/JPEGImages/001006, VOC2007/JPEGImages/002075, VOC2007/JPEGImages/002892, VOC2007/JPEGImages/004373, VOC2007/JPEGImages/007000, VOC2007/JPEGImages/007512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VOC2007/JPEGImages/001208, VOC2007/JPEGImages/009040, </text:p>
          </table:table-cell>
          <table:table-cell office:value-type="string" calcext:value-type="string">
            <text:p>VOC2007/JPEGImages/000893, VOC2007/JPEGImages/001407, VOC2007/JPEGImages/003076, VOC2007/JPEGImages/005936, VOC2007/JPEGImages/007778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VOC2007/JPEGImages/000488, VOC2007/JPEGImages/000893</text:p>
          </table:table-cell>
          <table:table-cell office:value-type="string" calcext:value-type="string">
            <text:p>VOC2007/JPEGImages/008212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VOC2007/JPEGImages/004899, </text:p>
          </table:table-cell>
          <table:table-cell office:value-type="string" calcext:value-type="string">
            <text:p>VOC2007/JPEGImages/001616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VOC2007/JPEGImages/004877, VOC2007/JPEGImages/002075, VOC2007/JPEGImages/001278</text:p>
          </table:table-cell>
          <table:table-cell office:value-type="string" calcext:value-type="string">
            <text:p>VOC2007/JPEGImages/000517, VOC2007/JPEGImages/001075, VOC2007/JPEGImages/001313, VOC2007/JPEGImages/001462, VOC2007/JPEGImages/005538, VOC2007/JPEGImages/009352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VOC2007/JPEGImages/007420, VOC2007/JPEGImages/002013, VOC2007/JPEGImages/007574, VOC2007/JPEGImages/005926</text:p>
          </table:table-cell>
          <table:table-cell office:value-type="string" calcext:value-type="string">
            <text:p>VOC2007/JPEGImages/001957, VOC2007/JPEGImages/002928,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VOC2007/JPEGImages/004646, VOC2007/JPEGImages/007265, VOC2007/JPEGImages/008637, VOC2007/JPEGImages/007703,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ningtable</text:p>
          </table:table-cell>
          <table:table-cell office:value-type="string" calcext:value-type="string">
            <text:p>VOC2007/JPEGImages/004546, VOC2007/JPEGImages/001666, VOC2007/JPEGImages/0026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VOC2007/JPEGImages/003411, VOC2007/JPEGImages/005444, VOC2007/JPEGImages/004798, VOC2007/JPEGImages/009352, VOC2007/JPEGImages/004772, VOC2007/JPEGImages/001973, VOC2007/JPEGImages/007634, VOC2007/JPEGImages/00794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torbike</text:p>
          </table:table-cell>
          <table:table-cell office:value-type="string" calcext:value-type="string">
            <text:p>VOC2007/JPEGImages/007866, VOC2007/JPEGImages/008734, VOC2007/JPEGImages/005294, VOC2007/JPEGImages/004920, VOC2007/JPEGImages/009344, VOC2007/JPEGImages/00170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VOC2007/JPEGImages/003805, VOC2007/JPEGImages/009689, VOC2007/JPEGImages/00075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ttedplant</text:p>
          </table:table-cell>
          <table:table-cell office:value-type="string" calcext:value-type="string">
            <text:p>VOC2007/JPEGImages/005891, VOC2007/JPEGImages/00146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VOC2007/JPEGImages/001306, VOC2007/JPEGImages/0054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0:33:00.704399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3:20:38.432252976</meta:creation-date>
    <dc:date>2020-05-29T02:33:35.769904408</dc:date>
    <meta:editing-duration>PT46M25S</meta:editing-duration>
    <meta:editing-cycles>4</meta:editing-cycles>
    <meta:generator>LibreOffice/6.0.7.3$Linux_X86_64 LibreOffice_project/00m0$Build-3</meta:generator>
    <meta:document-statistic meta:table-count="1" meta:cell-count="47" meta:object-count="0"/>
  </office:meta>
</office:document-meta>
</file>